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482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3.30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2.17cm" fo:break-before="auto" style:use-optimal-row-height="false"/>
    </style:style>
    <style:style style:name="ta1" style:family="table" style:master-page-name="PageStyle_5f_Anexo_20_OPME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diagonal-bl-tr="none" style:diagonal-tl-br="none" fo:border="none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eaeaea" draw:textarea-horizontal-align="justify" draw:textarea-vertical-align="middle" draw:auto-grow-height="false" fo:padding-top="0.056cm" fo:padding-bottom="0.056cm" fo:padding-left="0.056cm" fo:padding-right="0.056cm" fo:wrap-option="wrap" style:protect="position size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min-height="0.474cm" fo:padding-top="0.056cm" fo:padding-bottom="0.056cm" fo:padding-left="0.056cm" fo:padding-right="0.056cm" fo:wrap-option="wrap" style:protect="position siz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5" style:family="graphic">
      <style:graphic-properties draw:stroke="none" draw:fill="solid" draw:fill-color="#c0c0c0" draw:textarea-horizontal-align="justify" draw:textarea-vertical-align="middle" draw:auto-grow-height="false" fo:padding-top="0.056cm" fo:padding-bottom="0.056cm" fo:padding-left="0.056cm" fo:padding-right="0.056cm" fo:wrap-option="wrap" style:protect="position size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7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8" style:family="graphic">
      <style:graphic-properties draw:stroke="solid" svg:stroke-width="0.026cm" svg:stroke-color="#000000" draw:stroke-linejoin="miter" draw:fill="none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9" style:family="graphic">
      <style:graphic-properties draw:stroke="none" draw:fill="solid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10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11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fo:font-family="'Times New Roman'" fo:font-size="22pt" fo:font-style="normal" fo:text-shadow="none" style:text-underline-style="none" fo:font-weight="bold" style:font-size-asian="22pt" style:font-style-asian="normal" style:font-weight-asian="bold" style:font-family-complex="'Times New Roman'" style:font-size-complex="22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9" style:family="text">
      <style:text-properties fo:color="#3333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4" style:family="text">
      <style:text-properties fo:color="#333333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5" style:family="text">
      <style:text-properties fo:color="#80808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80808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8" style:family="text">
      <style:text-properties fo:color="#969696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9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0" style:family="text">
      <style:text-properties fo:color="#333333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nexo OPM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40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>
            <draw:custom-shape table:end-cell-address="'Anexo OPME'.AG74" table:end-x="0.296cm" table:end-y="0.379cm" draw:z-index="0" draw:name="Rectangle 89" draw:style-name="gr1" draw:text-style-name="P2" svg:width="57.113cm" svg:height="38.771cm" svg:x="0.305cm" svg:y="0.354cm"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>
            <draw:custom-shape table:end-cell-address="'Anexo OPME'.T5" table:end-x="1.071cm" table:end-y="0.434cm" draw:z-index="1" draw:name="Rectangle 27" draw:style-name="gr2" draw:text-style-name="P4" svg:width="16.687cm" svg:height="1.537cm" svg:x="0.324cm" svg:y="0.326cm">
              <text:p text:style-name="P3"><text:span text:style-name="T2">ANEXO DE SOLICITAÇÃO DE ÓRTESES, PRÓTESES E MATERIAIS ESPECIAIS - OPM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3"/>
        </table:table-row>
        <table:table-row table:style-name="ro2">
          <table:table-cell>
            <draw:custom-shape table:end-cell-address="'Anexo OPME'.C4" table:end-x="1.603cm" table:end-y="0.254cm" draw:z-index="15" draw:name="Text 138" draw:style-name="gr3" draw:text-style-name="P2" svg:width="3.805cm" svg:height="0.586cm" svg:x="1.309cm" svg:y="0.145cm">
              <text:p text:style-name="P1"><text:span text:style-name="T3">Logo da Empresa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3"/>
          <table:table-cell>
            <draw:custom-shape table:end-cell-address="'Anexo OPME'.AF5" table:end-x="1.741cm" table:end-y="0.704cm" draw:z-index="23" draw:name="Rectangle 4" draw:style-name="gr4" draw:text-style-name="P2" svg:width="12.283cm" svg:height="1.456cm" svg:x="1.943cm" svg:y="0.201cm">
              <text:p text:style-name="P1"><text:span text:style-name="T4">2- Nº</text:span><text:span text:style-name="T5"> </text:span><text:span text:style-name="T4">Guia no Prestador</text:span><text:span text:style-name="T6"> <text:s/></text:span><text:span text:style-name="T7">1234567890123456789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>
            <draw:custom-shape table:end-cell-address="'Anexo OPME'.AF6" table:end-x="1.506cm" table:end-y="0.07cm" draw:z-index="7" draw:name="Rectangle 101" draw:style-name="gr5" draw:text-style-name="P5" svg:width="56.03cm" svg:height="0.5cm" svg:x="0.6cm" svg:y="2.865cm">
              <text:p text:style-name="P1"><text:span text:style-name="T8">Dados do Beneficiário</text:span></text:p>
              <draw:enhanced-geometry svg:viewBox="0 0 21600 21600" draw:type="rectangle" draw:enhanced-path="M 0 0 L 21600 0 21600 21600 0 21600 0 0 Z N"/>
            </draw:custom-shape>
            <draw:custom-shape table:end-cell-address="'Anexo OPME'.D5" table:end-x="0.175cm" table:end-y="2.74cm" draw:z-index="21" draw:name="Text Box 113" draw:style-name="gr6" draw:text-style-name="P5" svg:width="4.869cm" svg:height="1.395cm" svg:x="0.6cm" svg:y="1.345cm">
              <text:p text:style-name="P1"><text:span text:style-name="T4">1 - Registro ANS</text:span></text:p>
              <text:p text:style-name="P1"><text:span text:style-name="T4"/></text:p>
              <text:p text:style-name="P1"><text:span text:style-name="T9"><text:s text:c="3"/></text:span><text:span text:style-name="T9">|___|___|___|___|___|___|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OPME'.L5" table:end-x="0.329cm" table:end-y="2.743cm" draw:z-index="5" draw:name="Rectangle 93" draw:style-name="gr7" draw:text-style-name="P2" svg:width="14.272cm" svg:height="1.396cm" svg:x="0.327cm" svg:y="1.347cm">
              <text:p text:style-name="P1"><text:span text:style-name="T8">3 - Número da Guia Referenciada</text:span></text:p>
              <text:p text:style-name="P1"><text:span text:style-name="T10"/></text:p>
              <text:p text:style-name="P1"><text:span text:style-name="T11">|___|___|___|___|___|___|___|___|___|___|___|___</text:span><text:span text:style-name="T12">|___|___|___|___|___|___|___|___</text:span><text:span text:style-name="T11">|</text:span></text:p>
              <text:p text:style-name="P1"><text:span text:style-name="T10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OPME'.T5" table:end-x="0.74cm" table:end-y="2.74cm" draw:z-index="22" draw:name="Rectangle 5" draw:style-name="gr6" draw:text-style-name="P2" svg:width="14.288cm" svg:height="1.395cm" svg:x="0.608cm" svg:y="1.345cm">
              <text:p text:style-name="P1"><text:span text:style-name="T4">4 - Senha</text:span></text:p>
              <text:p text:style-name="P1"><text:span text:style-name="T13"/></text:p>
              <text:p text:style-name="P1"><text:span text:style-name="T9"><text:s text:c="3"/></text:span><text:span text:style-name="T9">|___|___|___|___|___|___|___|___|___|___|___|___|___|___|___|___|___|___|___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/>
          <table:table-cell table:style-name="ce3" office:value-type="string">
            <text:p>4 - Data da Autorização</text:p>
          </table:table-cell>
          <table:table-cell table:number-columns-repeated="5"/>
          <table:table-cell>
            <draw:custom-shape table:end-cell-address="'Anexo OPME'.X5" table:end-x="0.978cm" table:end-y="2.743cm" draw:z-index="6" draw:name="Rectangle 95" draw:style-name="gr8" draw:text-style-name="P2" svg:width="7.162cm" svg:height="1.396cm" svg:x="0.951cm" svg:y="1.347cm">
              <text:p text:style-name="P1"><text:span text:style-name="T8">5 - Data da Autorização</text:span></text:p>
              <text:p text:style-name="P1"><text:span text:style-name="T1"/></text:p>
              <text:p text:style-name="P1"><text:span text:style-name="T14"><text:s text:c="4"/></text:span><text:span text:style-name="T14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OPME'.AF5" table:end-x="1.57cm" table:end-y="2.747cm" draw:z-index="25" draw:name="Rectangle 7" draw:style-name="gr6" draw:text-style-name="P2" svg:width="14.71cm" svg:height="1.4cm" svg:x="1.129cm" svg:y="1.347cm">
              <text:p text:style-name="P1"><text:span text:style-name="T4">6 - Número da Guia Atribuído pela Operadora</text:span></text:p>
              <text:p text:style-name="P1"><text:span text:style-name="T15"><text:s/></text:span></text:p>
              <text:p text:style-name="P1"><text:span text:style-name="T15"><text:s text:c="4"/></text:span><text:span text:style-name="T15">|___|___|___|___|___|___|___|___|___|___|___|___|___|___|___|___|___|___|___|___|</text:span></text:p>
              <text:p text:style-name="P1"><text:span text:style-name="T15"/></text:p>
              <text:p text:style-name="P1"><text:span text:style-name="T15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2">
          <table:table-cell>
            <draw:custom-shape table:end-cell-address="'Anexo OPME'.I9" table:end-x="0.647cm" table:end-y="0.16cm" draw:z-index="13" draw:name="Rectangle 131" draw:style-name="gr7" draw:text-style-name="P2" svg:width="14.27cm" svg:height="1.4cm" svg:x="0.59cm" svg:y="0.189cm">
              <text:p text:style-name="P1"><text:span text:style-name="T8">7 - Número da Carteira</text:span></text:p>
              <text:p text:style-name="P1"><text:span text:style-name="T16"/></text:p>
              <text:p text:style-name="P1"><text:span text:style-name="T12"><text:s/></text:span><text:span text:style-name="T12">|___|___|___|___|___|___|___|___|___|___|___|___|___|___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OPME'.AF9" table:end-x="1.483cm" table:end-y="0.16cm" draw:z-index="10" draw:name="Rectangle 113" draw:style-name="gr7" draw:text-style-name="P2" svg:width="41.54cm" svg:height="1.4cm" svg:x="0.854cm" svg:y="0.189cm">
              <text:p text:style-name="P1"><text:span text:style-name="T8">8 - Nome</text:span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custom-shape table:end-cell-address="'Anexo OPME'.AF10" table:end-x="1.473cm" table:end-y="0.336cm" draw:z-index="8" draw:name="Rectangle 110" draw:style-name="gr9" draw:text-style-name="P5" svg:width="55.997cm" svg:height="0.501cm" svg:x="0.6cm" svg:y="0.311cm">
              <text:p text:style-name="P1"><text:span text:style-name="T8">Dados do Profissional Solicitant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>
            <draw:custom-shape table:end-cell-address="'Anexo OPME'.N14" table:end-x="0.079cm" table:end-y="0.004cm" draw:z-index="9" draw:name="Rectangle 111" draw:style-name="gr7" draw:text-style-name="P2" svg:width="22.61cm" svg:height="1.4cm" svg:x="0.6cm" svg:y="0.033cm">
              <text:p text:style-name="P1"><text:span text:style-name="T8">9- Nome do Profissional Solicitante</text:span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2"/>
          <table:table-cell>
            <draw:custom-shape table:end-cell-address="'Anexo OPME'.S14" table:end-x="0.17cm" table:end-y="0.004cm" draw:z-index="17" draw:name="Rectangle 144" draw:style-name="gr7" draw:text-style-name="P2" svg:width="8.64cm" svg:height="1.4cm" svg:x="0.336cm" svg:y="0.033cm">
              <text:p text:style-name="P1"><text:span text:style-name="T8">10 - Telefone</text:span></text:p>
              <text:p text:style-name="P1"><text:span text:style-name="T1"/></text:p>
              <text:p text:style-name="P1"><text:span text:style-name="T14"><text:s text:c="2"/></text:span><text:span text:style-name="T14">(|___|___|) |___|___|___|___|___|-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Anexo OPME'.AF14" table:end-x="1.496cm" table:end-y="0.004cm" draw:z-index="18" draw:name="Rectangle 156" draw:style-name="gr7" draw:text-style-name="P2" svg:width="24.34cm" svg:height="1.4cm" svg:x="0.343cm" svg:y="0.033cm">
              <text:p text:style-name="P1"><text:span text:style-name="T8">11 - E-mail</text:span></text:p>
              <text:p text:style-name="P1"><text:span text:style-name="T17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custom-shape table:end-cell-address="'Anexo OPME'.AF15" table:end-x="1.446cm" table:end-y="0.202cm" draw:z-index="2" draw:name="Rectangle 46" draw:style-name="gr9" draw:text-style-name="P5" svg:width="55.97cm" svg:height="0.5cm" svg:x="0.6cm" svg:y="0.178cm">
              <text:p text:style-name="P2"><text:span text:style-name="T8">Dados da Cirurgia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>
            <draw:custom-shape table:end-cell-address="'Anexo OPME'.AF34" table:end-x="1.473cm" table:end-y="0.163cm" draw:z-index="16" draw:name="Rectangle 143" draw:style-name="gr7" draw:text-style-name="P2" svg:width="55.997cm" svg:height="8.884cm" svg:x="0.6cm" svg:y="0.352cm">
              <text:p text:style-name="P1"><text:span text:style-name="T8">12 – Justificativa Técnica</text:span></text:p>
              <text:p text:style-name="P1"><text:span text:style-name="T1"/></text:p>
              <text:p text:style-name="P1"><text:span text:style-name="T18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0"/>
          <table:table-cell>
            <draw:custom-shape table:end-cell-address="'Anexo OPME'.X25" table:end-x="0.086cm" table:end-y="0.186cm" draw:z-index="3" draw:name="Rectangle 63" draw:style-name="gr10" draw:text-style-name="P2" svg:width="4.074cm" svg:height="1.363cm" svg:x="1.517cm" svg:y="0.33cm">
              <text:p text:style-name="P1"><text:span text:style-name="T10">23 - Qtde. Nasc. Mortos</text:span></text:p>
              <text:p text:style-name="P1"><text:span text:style-name="T17"/></text:p>
              <text:p text:style-name="P1"><text:span text:style-name="T17"><text:s text:c="11"/></text:span><text:span text:style-name="T11">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OPME'.AA25" table:end-x="0.95cm" table:end-y="0.186cm" draw:z-index="4" draw:name="Rectangle 64" draw:style-name="gr10" draw:text-style-name="P2" svg:width="5.79cm" svg:height="1.363cm" svg:x="0.685cm" svg:y="0.33cm">
              <text:p text:style-name="P1"><text:span text:style-name="T10">24 - Qtde. Nasc. Vivos Prematuro</text:span></text:p>
              <text:p text:style-name="P1"><text:span text:style-name="T17"/></text:p>
              <text:p text:style-name="P1"><text:span text:style-name="T17"><text:s text:c="13"/></text:span><text:span text:style-name="T11">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>
            <draw:custom-shape table:end-cell-address="'Anexo OPME'.AF35" table:end-x="1.366cm" table:end-y="0.418cm" draw:z-index="11" draw:name="Rectangle 119" draw:style-name="gr9" draw:text-style-name="P5" svg:width="55.89cm" svg:height="0.5cm" svg:x="0.6cm" svg:y="0.394cm">
              <text:p text:style-name="P2"><text:span text:style-name="T8">OPME Solicitadas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5">
          <table:table-cell>
            <draw:custom-shape table:end-cell-address="'Anexo OPME'.AF55" table:end-x="1.223cm" table:end-y="0.445cm" draw:z-index="20" draw:name="Rectangle 157" draw:style-name="gr7" draw:text-style-name="P2" svg:width="55.747cm" svg:height="11.036cm" svg:x="0.6cm" svg:y="0.619cm">
              <text:p text:style-name="P1"><text:span text:style-name="T10"><text:s/></text:span><text:span text:style-name="T8"><text:s text:c="2"/></text:span><text:span text:style-name="T8">13-Tabela <text:s text:c="2"/></text:span><text:span text:style-name="T8"><text:tab/></text:span><text:span text:style-name="T8">14-Código do Material <text:s text:c="35"/>15-Descrição <text:s text:c="229"/>16-Opção <text:s/>17- Qtde. Solicitada <text:s/>18- V</text:span><text:span text:style-name="T19">alor Unitário Solicitado <text:s text:c="13"/>19- Qtde. <text:s/>Autorizada <text:s text:c="3"/>20- Valor Unitário Autorizado</text:span></text:p>
              <text:p text:style-name="P1"><text:span text:style-name="T8"><text:s text:c="4"/></text:span><text:span text:style-name="T8">21-Registro ANVISA do Material <text:s text:c="60"/>22-Referência do material no fabricante <text:s text:c="151"/>23-Nº Autorização de Funcionamento <text:s text:c="137"/></text:span></text:p>
              <text:p text:style-name="P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</text:span></text:p>
              <text:p text:style-name="P1"><text:span text:style-name="T8"><text:s/></text:span><text:span text:style-name="T8">01- |___|___| <text:s text:c="5"/>|___|___|___|___|___|___|___|___</text:span><text:span text:style-name="T19">|___|___|</text:span><text:span text:style-name="T8"> <text:s/>|______________________________________________________________________________________________________________________________| <text:s text:c="3"/>|___| </text:span><text:span text:style-name="T19"><text:s text:c="8"/>|___|___|___| <text:s text:c="7"/></text:span><text:span text:style-name="T20">|___|___|___|___|___|___|,|___|___</text:span><text:span text:style-name="T19">| <text:s text:c="7"/>|___|___|___| <text:s text:c="7"/></text:span><text:span text:style-name="T20">|___|___|___|___|___|___|,|___|___|</text:span></text:p>
              <text:p text:style-name="P1"><text:span text:style-name="T8"><text:s text:c="7"/></text:span></text:p>
              <text:p text:style-name="P1"><text:span text:style-name="T8"><text:s text:c="7"/></text:span><text:span text:style-name="T19">|___|___|___|___|___|___|___|___|___|___|___|___|___|___|___| <text:s text:c="6"/>|_________________________________________________________________________________________________________| <text:s text:c="6"/>|___|___|___|___|___|___|___|___|___|___|___|___|___|___|___| </text:span></text:p>
              <text:p text:style-name="P1"><text:span text:style-name="T19"><text:s text:c="6"/></text:span></text:p>
              <text:p text:style-name="P1"><text:span text:style-name="T19">02- |___|___| <text:s text:c="5"/>|___|___|___|___|___|___|___|___|___|___| |_______________________________________________________________________________________________________________________________| <text:s/>|___| <text:s text:c="8"/>|___|___|___| <text:s text:c="7"/></text:span><text:span text:style-name="T20">|___|___|___|___|___|___|,|___|___</text:span><text:span text:style-name="T19">| <text:s text:c="7"/>|___|___|___| <text:s text:c="7"/></text:span><text:span text:style-name="T20">|___|___|___|___|___|___|,|___|___|</text:span></text:p>
              <text:p text:style-name="P1"><text:span text:style-name="T19"><text:s text:c="7"/></text:span></text:p>
              <text:p text:style-name="P1"><text:span text:style-name="T19"><text:s text:c="7"/></text:span><text:span text:style-name="T19">|___|___|___|___|___|___|___|___|___|___|___|___|___|___|___| <text:s text:c="6"/>|_________________________________________________________________________________________________________| <text:s text:c="6"/>|___|___|___|___|___|___|___|___|___|___|___|___|___|___|___| </text:span></text:p>
              <text:p text:style-name="P1"><text:span text:style-name="T19"/></text:p>
              <text:p text:style-name="P1"><text:span text:style-name="T19">03- |___|___| <text:s text:c="5"/>|___|___|___|___|___|___|___|___|___|___| <text:s/>|_____________________________________________________________________________________________________________________________| <text:s text:c="2"/>|___| <text:s text:c="8"/>|___|___|___| <text:s text:c="7"/></text:span><text:span text:style-name="T20">|___|___|___|___|___|___|,|___|___</text:span><text:span text:style-name="T19">| <text:s text:c="7"/>|___|___|___| <text:s text:c="7"/></text:span><text:span text:style-name="T20">|___|___|___|___|___|___|,|___|___|</text:span></text:p>
              <text:p text:style-name="P1"><text:span text:style-name="T19"><text:s text:c="7"/></text:span></text:p>
              <text:p text:style-name="P1"><text:span text:style-name="T19"><text:s text:c="7"/></text:span><text:span text:style-name="T19">|___|___|___|___|___|___|___|___|___|___|___|___|___|___|___| <text:s text:c="6"/>|_________________________________________________________________________________________________________| <text:s text:c="6"/>|___|___|___|___|___|___|___|___|___|___|___|___|___|___|___| </text:span></text:p>
              <text:p text:style-name="P1"><text:span text:style-name="T19"/></text:p>
              <text:p text:style-name="P1"><text:span text:style-name="T19">04- |___|___| <text:s text:c="5"/>|___|___|___|___|___|___|___|___|___|___| <text:s/>|_____________________________________________________________________________________________________________________________| <text:s/>|___| <text:s text:c="8"/>|___|___|___| <text:s text:c="7"/></text:span><text:span text:style-name="T20">|___|___|___|___|___|___|,|___|___</text:span><text:span text:style-name="T19">| <text:s text:c="7"/>|___|___|___| <text:s text:c="7"/></text:span><text:span text:style-name="T20">|___|___|___|___|___|___|,|___|___|</text:span></text:p>
              <text:p text:style-name="P1"><text:span text:style-name="T19"><text:s text:c="7"/></text:span></text:p>
              <text:p text:style-name="P1"><text:span text:style-name="T19"><text:s text:c="7"/></text:span><text:span text:style-name="T19">|___|___|___|___|___|___|___|___|___|___|___|___|___|___|___| <text:s text:c="6"/>|_________________________________________________________________________________________________________| <text:s text:c="6"/>|___|___|___|___|___|___|___|___|___|___|___|___|___|___|___| </text:span></text:p>
              <text:p text:style-name="P1"><text:span text:style-name="T19"/></text:p>
              <text:p text:style-name="P1"><text:span text:style-name="T19">05- |___|___| <text:s text:c="5"/>|___|___|___|___|___|___|___|___|___|___| |______________________________________________________________________________________________________________________________| <text:s text:c="2"/>|___| <text:s text:c="8"/>|___|___|___| <text:s text:c="7"/></text:span><text:span text:style-name="T20">|___|___|___|___|___|___|,|___|___</text:span><text:span text:style-name="T19">| <text:s text:c="7"/>|___|___|___| <text:s text:c="7"/></text:span><text:span text:style-name="T20">|___|___|___|___|___|___|,|___|___|</text:span></text:p>
              <text:p text:style-name="P1"><text:span text:style-name="T19"><text:s text:c="7"/></text:span></text:p>
              <text:p text:style-name="P1"><text:span text:style-name="T19"><text:s text:c="6"/></text:span><text:span text:style-name="T19">|___|___|___|___|___|___|___|___|___|___|___|___|___|___|___| <text:s text:c="6"/>|_________________________________________________________________________________________________________| <text:s text:c="6"/>|___|___|___|___|___|___|___|___|___|___|___|___|___|___|___| </text:span></text:p>
              <text:p text:style-name="P1"><text:span text:style-name="T19"/></text:p>
              <text:p text:style-name="P1"><text:span text:style-name="T19">06- |___|___| <text:s text:c="5"/>|___|___|___|___|___|___|___|___|___|___| <text:s/>|_____________________________________________________________________________________________________________________________ <text:s text:c="2"/>|___| <text:s text:c="8"/>|___|___|___| <text:s text:c="7"/></text:span><text:span text:style-name="T20">|___|___|___|___|___|___|,|___|___</text:span><text:span text:style-name="T19">| <text:s text:c="7"/>|___|___|___| <text:s text:c="7"/></text:span><text:span text:style-name="T20">|___|___|___|___|___|___|,|___|___|</text:span></text:p>
              <text:p text:style-name="P1"><text:span text:style-name="T19"><text:s text:c="7"/></text:span></text:p>
              <text:p text:style-name="P1"><text:span text:style-name="T19"><text:s text:c="7"/></text:span><text:span text:style-name="T19">|___|___|___|___|___|___|___|___|___|___|___|___|___|___|___| <text:s text:c="6"/>|_________________________________________________________________________________________________________| <text:s text:c="6"/>|___|___|___|___|___|___|___|___|___|___|___|___|___|___|___| </text:span></text:p>
              <text:p text:style-name="P1"><text:span text:style-name="T8"/></text:p>
              <text:p text:style-name="P1"><text:span text:style-name="T8"><text:s text:c="4"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>
            <draw:custom-shape table:end-cell-address="'Anexo OPME'.AF63" table:end-x="1.295cm" table:end-y="0.101cm" draw:z-index="19" draw:name="Rectangle 146" draw:style-name="gr7" draw:text-style-name="P2" svg:width="55.754cm" svg:height="3.321cm" svg:x="0.665cm" svg:y="0.59cm">
              <text:p text:style-name="P1"><text:span text:style-name="T8">24 - Especificação do Material</text:span></text:p>
              <text:p text:style-name="P1"><text:span text:style-name="T1"/></text:p>
              <text:p text:style-name="P1"><text:span text:style-name="T18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 table:number-columns-repeated="12"/>
          <table:table-cell office:value-type="string">
            <text:p><text:s/></text:p>
          </table:table-cell>
          <table:table-cell table:number-columns-repeated="101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>
            <draw:custom-shape table:end-cell-address="'Anexo OPME'.AF70" table:end-x="1.295cm" table:end-y="0.16cm" draw:z-index="14" draw:name="Rectangle 133" draw:style-name="gr11" draw:text-style-name="P2" svg:width="55.819cm" svg:height="3.082cm" svg:x="0.6cm" svg:y="0.411cm">
              <text:p text:style-name="P1"><text:span text:style-name="T8">25- Observação / Justificativa</text:span></text:p>
              <text:p text:style-name="P1"><text:span text:style-name="T17"/></text:p>
              <text:p text:style-name="P1"><text:span text:style-name="T11"><text:s text:c="2"/></text:span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8"/>
          <table:table-cell office:value-type="string">
            <text:p>Versão 3</text:p>
          </table:table-cell>
          <table:table-cell table:number-columns-repeated="995"/>
        </table:table-row>
        <table:table-row table:style-name="ro1">
          <table:table-cell>
            <draw:custom-shape table:end-cell-address="'Anexo OPME'.E74" table:end-x="0.563cm" table:end-y="0.087cm" draw:z-index="12" draw:name="Rectangle 128" draw:style-name="gr7" draw:text-style-name="P2" svg:width="7cm" svg:height="1.4cm" svg:x="0.641cm" svg:y="0.374cm">
              <text:p text:style-name="P1"><text:span text:style-name="T8">26 - Data da Solicitação</text:span></text:p>
              <text:p text:style-name="P1"><text:span text:style-name="T1"/></text:p>
              <text:p text:style-name="P1"><text:span text:style-name="T14"><text:s text:c="4"/></text:span><text:span text:style-name="T14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OPME'.R74" table:end-x="1.221cm" table:end-y="0.091cm" draw:z-index="24" draw:name="Rectangle 133" draw:style-name="gr7" draw:text-style-name="P2" svg:width="23.53cm" svg:height="1.4cm" svg:x="0.766cm" svg:y="0.378cm">
              <text:p text:style-name="P1"><text:span text:style-name="T8">27- Assinatura do Profissional Solicitante</text:span></text:p>
              <text:p text:style-name="P1"><text:span text:style-name="T17"/></text:p>
              <text:p text:style-name="P1"><text:span text:style-name="T11"><text:s text:c="2"/>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2"/>
          <table:table-cell>
            <draw:custom-shape table:end-cell-address="'Anexo OPME'.AF74" table:end-x="1.335cm" table:end-y="0.097cm" draw:z-index="26" draw:name="Rectangle 133" draw:style-name="gr7" draw:text-style-name="P2" svg:width="24.82cm" svg:height="1.4cm" svg:x="1.486cm" svg:y="0.384cm">
              <text:p text:style-name="P1"><text:span text:style-name="T8">28- Assinatura do Responsável pela Autorização</text:span></text:p>
              <text:p text:style-name="P1"><text:span text:style-name="T17"/></text:p>
              <text:p text:style-name="P1"><text:span text:style-name="T11"><text:s text:c="2"/>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  <table:table-cell table:style-name="Default"/>
          <table:table-cell table:number-columns-repeated="995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cm" fo:margin-bottom="0.6cm" fo:margin-left="0.96cm" fo:margin-right="0.499cm" style:first-page-number="continue" style:scale-to-X="1" style:scale-to-Y="1" style:writing-mode="lr-tb"/>
      <style:header-style>
        <style:header-footer-properties fo:min-height="0.751cm" fo:margin-left="1.499cm" fo:margin-right="1.401cm" fo:margin-bottom="0cm"/>
      </style:header-style>
      <style:footer-style>
        <style:header-footer-properties fo:min-height="0.751cm" fo:margin-left="1.499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26/11/2013</text:date>, <text:time>10:52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nexo_20_OPME" style:display-name="PageStyle_Anexo OP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na Maria Ferro de Oliveira</meta:initial-creator>
    <meta:creation-date>2012-04-17T18:19:53.35</meta:creation-date>
    <meta:generator>LibreOffice/3.4$Win32 LibreOffice_project/340m1$Build-502</meta:generator>
    <meta:editing-duration>PT2H52M53S</meta:editing-duration>
    <meta:editing-cycles>11</meta:editing-cycles>
    <dc:date>2013-11-26T10:52:05.02</dc:date>
    <meta:printed-by>Celina Maria Ferro de Oliveira</meta:printed-by>
    <meta:print-date>2012-05-16T16:02:31.92</meta:print-date>
    <meta:document-statistic meta:table-count="1" meta:cell-count="3" meta:object-count="27"/>
  </office:meta>
</office:document-meta>
</file>